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0c82" officeooo:paragraph-rsid="0002b0f5"/>
    </style:style>
    <style:style style:name="P2" style:family="paragraph" style:parent-style-name="Standard">
      <style:text-properties officeooo:rsid="0002b0f5" officeooo:paragraph-rsid="0002b0f5"/>
    </style:style>
    <style:style style:name="P3" style:family="paragraph" style:parent-style-name="Standard">
      <style:paragraph-properties fo:text-align="justify" style:justify-single-word="false"/>
      <style:text-properties officeooo:rsid="0002b0f5" officeooo:paragraph-rsid="0002b0f5"/>
    </style:style>
    <style:style style:name="P4" style:family="paragraph" style:parent-style-name="Standard">
      <style:paragraph-properties fo:text-align="justify" style:justify-single-word="false"/>
      <style:text-properties officeooo:rsid="00049935" officeooo:paragraph-rsid="00049935"/>
    </style:style>
    <style:style style:name="T1" style:family="text">
      <style:text-properties fo:language="es" fo:country="MX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¿ Por <text:span text:style-name="T1">qué</text:span> Vida Life? <text:s text:c="3"/>Quiero <text:s text:c="5"/>Eventos <text:s text:c="6"/>Descargas <text:s text:c="5"/>Contacto <text:s text:c="5"/>Donaciones</text:p>
      <text:p text:style-name="P1"/>
      <text:p text:style-name="P1">PLANEA UNA VISITA</text:p>
      <text:p text:style-name="P1"/>
      <text:p text:style-name="P2">PLANEA UNA VISITA</text:p>
      <text:p text:style-name="P2"/>
      <text:p text:style-name="P3">Siempre nos sentimos animados de tener visitas que están de vacaciones en Cancún. Es hermoso ver <text:s/>el hambre de las personas por Dios. Hemos recibido personas de todo el mundo, desde Alaska, <text:s/>Sudáfrica, Tonga e incluso de Korea. Buscamos ser una bendición para ti mientras que visitas nuestra ciudad. Por favor haznos saber cuando planeas venir y en qué te podemos ayudar mientras estás en Cancun.</text:p>
      <text:p text:style-name="P3"/>
      <text:p text:style-name="P4">VidaLife Cancun <text:span text:style-name="T1">recibe</text:span> equipos misioneros. Les ofrecemos <text:span text:style-name="T1">coordinacion</text:span> logística y planeación para que tu equipo tenga una visita productiva. Nuestra casa misionera esta disponible para alojar a tu equipo. Si te interesa hacer equipo con nosotros, por favor pregunta por nuestra paquete de información para equipos misionero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20:48:57.865000000</meta:creation-date>
    <dc:date>2016-06-04T21:10:34.376000000</dc:date>
    <meta:editing-duration>PT1M5S</meta:editing-duration>
    <meta:editing-cycles>2</meta:editing-cycles>
    <meta:generator>LibreOffice/5.1.2.2$Windows_x86 LibreOffice_project/d3bf12ecb743fc0d20e0be0c58ca359301eb705f</meta:generator>
    <meta:document-statistic meta:table-count="0" meta:image-count="0" meta:object-count="0" meta:page-count="1" meta:paragraph-count="5" meta:word-count="129" meta:character-count="845" meta:non-whitespace-character-count="694"/>
  </office:meta>
</office:document-meta>
</file>